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3B0000023D745089DE.png"/>
  <manifest:file-entry manifest:media-type="image/png" manifest:full-path="Pictures/100002010000011A0000023DC886E397.png"/>
  <manifest:file-entry manifest:media-type="image/png" manifest:full-path="Pictures/100002010000011A0000023D0FA7826D.png"/>
  <manifest:file-entry manifest:media-type="image/png" manifest:full-path="Pictures/10000000000000200000002000309F1C.png"/>
  <manifest:file-entry manifest:media-type="image/png" manifest:full-path="Pictures/100002010000011A0000023DBBF175C7.png"/>
  <manifest:file-entry manifest:media-type="image/png" manifest:full-path="Pictures/100002010000011A0000023DC56C877C.png"/>
  <manifest:file-entry manifest:media-type="image/png" manifest:full-path="Pictures/10000201000001D20000023D11E3064F.png"/>
  <manifest:file-entry manifest:media-type="image/png" manifest:full-path="Pictures/100002010000013B0000023D19763F7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4.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14cm" svg:height="12cm" svg:x="2.36cm" svg:y="2cm">
          <draw:image xlink:href="Pictures/100002010000011A0000023DC886E397.png" xlink:type="simple" xlink:show="embed" xlink:actuate="onLoad">
            <text:p/>
          </draw:image>
        </draw:frame>
        <draw:frame draw:style-name="gr2" draw:text-style-name="P1" draw:layer="layout" svg:width="6.2cm" svg:height="12cm" svg:x="12cm" svg:y="2cm">
          <draw:image xlink:href="Pictures/10000201000001D20000023D11E3064F.png" xlink:type="simple" xlink:show="embed" xlink:actuate="onLoad">
            <text:p/>
          </draw:image>
        </draw:frame>
        <draw:frame draw:style-name="gr1" draw:text-style-name="P1" draw:layer="layout" svg:width="5.91cm" svg:height="12cm" svg:x="2.5cm" svg:y="15.5cm">
          <draw:image xlink:href="Pictures/100002010000011A0000023DC56C877C.png" xlink:type="simple" xlink:show="embed" xlink:actuate="onLoad">
            <text:p/>
          </draw:image>
        </draw:frame>
        <draw:frame draw:style-name="gr1" draw:text-style-name="P1" draw:layer="layout" svg:width="5.91cm" svg:height="12cm" svg:x="12.09cm" svg:y="15.5cm">
          <draw:image xlink:href="Pictures/100002010000011A0000023DBBF175C7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5.91cm" svg:height="12cm" svg:x="3cm" svg:y="2cm">
          <draw:image xlink:href="Pictures/100002010000011A0000023D0FA7826D.png" xlink:type="simple" xlink:show="embed" xlink:actuate="onLoad">
            <text:p/>
          </draw:image>
        </draw:frame>
        <draw:frame draw:style-name="gr1" draw:text-style-name="P1" draw:layer="layout" svg:width="6.6cm" svg:height="12cm" svg:x="3cm" svg:y="15.5cm">
          <draw:image xlink:href="Pictures/100002010000013B0000023D745089DE.png" xlink:type="simple" xlink:show="embed" xlink:actuate="onLoad">
            <text:p/>
          </draw:image>
        </draw:frame>
        <draw:frame draw:style-name="gr1" draw:text-style-name="P1" draw:layer="layout" svg:width="6.6cm" svg:height="12cm" svg:x="11.9cm" svg:y="2cm">
          <draw:image xlink:href="Pictures/100002010000013B0000023D19763F7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1M55S</meta:editing-duration>
    <meta:editing-cycles>3</meta:editing-cycles>
    <meta:generator>OpenOffice/4.0.1$Win32 OpenOffice.org_project/401m5$Build-9714</meta:generator>
    <dc:date>2014-10-21T10:50:02.27</dc:date>
    <dc:creator>Daniel H</dc:creator>
    <meta:document-statistic meta:object-count="7"/>
  </office:meta>
</office:document-meta>
</file>